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9" table:number-rows-spanned="1">
            <text:p>Compound – Ereklasse</text:p>
          </table:table-cell>
          <table:covered-table-cell table:number-columns-repeated="8"/>
          <table:table-cell/>
        </table:table-row>
        <table:table-row table:style-name="ro1">
          <table:table-cell office:value-type="string" calcext:value-type="string">
            <text:p>Pos.</text:p>
          </table:table-cell>
          <table:table-cell office:value-type="string" calcext:value-type="string">
            <text:p>Sporter</text:p>
          </table:table-cell>
          <table:table-cell office:value-type="string" calcext:value-type="string">
            <text:p>Cat.</text:p>
          </table:table-cell>
          <table:table-cell office:value-type="string" calcext:value-type="string">
            <text:p>Land / Vereniging</text:p>
          </table:table-cell>
          <table:table-cell table:style-name="ce9" office:value-type="string" calcext:value-type="string">
            <text:p>25m-1</text:p>
          </table:table-cell>
          <table:table-cell table:style-name="ce9" office:value-type="string" calcext:value-type="string">
            <text:p>25m-2</text:p>
          </table:table-cell>
          <table:table-cell table:style-name="ce10" office:value-type="string" calcext:value-type="string">
            <text:p>Totale scor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14b</text:p>
          </table:table-cell>
          <table:table-cell/>
          <table:table-cell office:value-type="string" calcext:value-type="string">
            <text:p>4091C1 <text:s/>?</text:p>
          </table:table-cell>
          <table:table-cell office:value-type="string" calcext:value-type="string">
            <text:p>200 / 3</text:p>
          </table:table-cell>
          <table:table-cell office:value-type="string" calcext:value-type="string">
            <text:p>231 / 1</text:p>
          </table:table-cell>
          <table:table-cell table:formula="of:=200+231" office:value-type="float" office:value="431" calcext:value-type="float">
            <text:p>43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Cad15b</text:p>
          </table:table-cell>
          <table:table-cell/>
          <table:table-cell office:value-type="string" calcext:value-type="string">
            <text:p>4091C1 <text:s/>?</text:p>
          </table:table-cell>
          <table:table-cell office:value-type="string" calcext:value-type="string">
            <text:p>210 / 2</text:p>
          </table:table-cell>
          <table:table-cell office:value-type="string" calcext:value-type="string">
            <text:p>220 / 2</text:p>
          </table:table-cell>
          <table:table-cell table:formula="of:=210+220" office:value-type="float" office:value="430" calcext:value-type="float">
            <text:p>4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Cad16b</text:p>
          </table:table-cell>
          <table:table-cell/>
          <table:table-cell office:value-type="string" calcext:value-type="string">
            <text:p>4091C1 <text:s/>?</text:p>
          </table:table-cell>
          <table:table-cell office:value-type="string" calcext:value-type="string">
            <text:p>220 / 1</text:p>
          </table:table-cell>
          <table:table-cell office:value-type="string" calcext:value-type="string">
            <text:p>210 / 3</text:p>
          </table:table-cell>
          <table:table-cell table:formula="of:=220+210" office:value-type="float" office:value="430" calcext:value-type="float">
            <text:p>43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Jun18b</text:p>
          </table:table-cell>
          <table:table-cell/>
          <table:table-cell office:value-type="string" calcext:value-type="string">
            <text:p>4091C1 <text:s/>?</text:p>
          </table:table-cell>
          <table:table-cell table:number-columns-repeated="2" office:value-type="string" calcext:value-type="string">
            <text:p>199 / 4</text:p>
          </table:table-cell>
          <table:table-cell table:formula="of:=199+199"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Jun19b</text:p>
          </table:table-cell>
          <table:table-cell/>
          <table:table-cell office:value-type="string" calcext:value-type="string">
            <text:p>4091C1 <text:s/>?</text:p>
          </table:table-cell>
          <table:table-cell table:number-columns-repeated="2" office:value-type="string" calcext:value-type="string">
            <text:p>198 / 5</text:p>
          </table:table-cell>
          <table:table-cell table:formula="of:=198+198" office:value-type="float" office:value="396" calcext:value-type="float">
            <text:p>39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Sen21b</text:p>
          </table:table-cell>
          <table:table-cell/>
          <table:table-cell office:value-type="string" calcext:value-type="string">
            <text:p>4091C1 <text:s/>?</text:p>
          </table:table-cell>
          <table:table-cell table:number-columns-repeated="2" office:value-type="string" calcext:value-type="string">
            <text:p>198 / 5</text:p>
          </table:table-cell>
          <table:table-cell table:formula="of:=198+198" office:value-type="float" office:value="396" calcext:value-type="float">
            <text:p>3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Sen22b</text:p>
          </table:table-cell>
          <table:table-cell/>
          <table:table-cell office:value-type="string" calcext:value-type="string">
            <text:p>4091C1 <text:s/>?</text:p>
          </table:table-cell>
          <table:table-cell table:number-columns-repeated="2" office:value-type="string" calcext:value-type="string">
            <text:p>198 / 5</text:p>
          </table:table-cell>
          <table:table-cell table:formula="of:=198+198" office:value-type="float" office:value="396" calcext:value-type="float">
            <text:p>39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Sen32</text:p>
          </table:table-cell>
          <table:table-cell/>
          <table:table-cell office:value-type="string" calcext:value-type="string">
            <text:p>4091C1 <text:s/>?</text:p>
          </table:table-cell>
          <table:table-cell table:number-columns-repeated="2" office:value-type="string" calcext:value-type="string">
            <text:p>197 / 6</text:p>
          </table:table-cell>
          <table:table-cell table:formula="of:=197+197" office:value-type="float" office:value="394" calcext:value-type="float">
            <text:p>39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13]+[.F13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14]+[.F1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14]+1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15]+[.F1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16]+[.F16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17]+[.F17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18]+[.F1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19]+[.F19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0]+[.F20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1]+[.F2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2]+[.F2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formula="of:=[.A22]+1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3]+[.F23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formula="of:=[.A23]+1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4]+[.F2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5]+[.F2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6]+[.F26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7]+[.F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8]+[.F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29]+[.F2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091C1 <text:s/>?</text:p>
          </table:table-cell>
          <table:table-cell table:number-columns-repeated="2"/>
          <table:table-cell table:formula="of:=[.E30]+[.F3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table:style-name="ce11" office:value-type="string" calcext:value-type="string">
            <text:p>Na 150 pijlen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Niet relevante tekst voorbij stop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09:46:12.227581540</meta:creation-date>
    <dc:date>2023-06-30T10:59:50.700413051</dc:date>
    <meta:editing-duration>PT1H1M12S</meta:editing-duration>
    <meta:editing-cycles>13</meta:editing-cycles>
    <meta:generator>LibreOffice/7.4.5.1$Linux_X86_64 LibreOffice_project/40$Build-1</meta:generator>
    <meta:document-statistic meta:table-count="1" meta:cell-count="166" meta:object-count="0"/>
  </office:meta>
</office:document-meta>
</file>